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ffff" draw:textarea-horizontal-align="justify" draw:textarea-vertical-align="middle" draw:auto-grow-height="false" fo:min-height="27.45cm" fo:min-width="18.5cm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18.5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15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15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4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3cm"/>
    </style:style>
    <style:style style:name="P1" style:family="paragraph">
      <loext:graphic-properties draw:fill-color="#00ffff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2.5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5.5cm" svg:height="2cm" svg:x="2.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.5cm" svg:height="2cm" svg:x="2.5cm" svg:y="7cm">
          <text:p text:style-name="P2">Lobby 1 / game pong / <text:s/>2/6 player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5.5cm" svg:height="2cm" svg:x="2.5cm" svg:y="9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5cm" svg:height="2cm" svg:x="14cm" svg:y="4cm">
          <text:p text:style-name="P2">new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cm" svg:height="2cm" svg:x="16cm" svg:y="1cm">
          <text:p text:style-name="P2">ntsd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7M41S</meta:editing-duration>
    <meta:editing-cycles>3</meta:editing-cycles>
    <meta:generator>LibreOffice/5.3.2.2$Windows_x86 LibreOffice_project/6cd4f1ef626f15116896b1d8e1398b56da0d0ee1</meta:generator>
    <dc:date>2017-06-23T23:24:22.378000000</dc:date>
    <meta:document-statistic meta:object-count="7"/>
  </office:meta>
</office:document-meta>
</file>